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Verdana" fo:font-size="18pt" style:font-size-asian="18pt" style:font-size-complex="18pt"/>
    </style:style>
    <style:style style:name="P2" style:parent-style-name="Standard" style:family="paragraph">
      <style:text-properties style:font-name="Verdana" fo:font-size="18pt" style:font-size-asian="18pt" style:font-size-complex="18pt"/>
    </style:style>
    <style:style style:name="P3" style:parent-style-name="Standard" style:family="paragraph">
      <style:text-properties style:font-name="Verdana" fo:font-weight="bold" style:font-weight-asian="bold" style:font-weight-complex="bold" fo:font-size="18pt" style:font-size-asian="18pt" style:font-size-complex="18pt"/>
    </style:style>
    <style:style style:name="P4" style:parent-style-name="Standard" style:family="paragraph">
      <style:text-properties style:font-name="Verdana" fo:font-size="18pt" style:font-size-asian="18pt" style:font-size-complex="18pt"/>
    </style:style>
    <style:style style:name="P5" style:parent-style-name="Standard" style:family="paragraph">
      <style:text-properties style:font-name="Verdana" fo:font-size="18pt" style:font-size-asian="18pt" style:font-size-complex="18pt"/>
    </style:style>
    <style:style style:name="P6" style:parent-style-name="Standard" style:family="paragraph">
      <style:text-properties style:font-name="Verdana" fo:font-size="18pt" style:font-size-asian="18pt" style:font-size-complex="18pt"/>
    </style:style>
    <style:style style:name="T7" style:parent-style-name="DefaultParagraphFont" style:family="text">
      <style:text-properties style:font-name="Verdana" fo:font-size="18pt" style:font-size-asian="18pt" style:font-size-complex="18pt"/>
    </style:style>
    <style:style style:name="T8" style:parent-style-name="DefaultParagraphFont" style:family="text">
      <style:text-properties style:font-name="Verdana" fo:font-style="italic" style:font-style-asian="italic" fo:font-size="18pt" style:font-size-asian="18pt" style:font-size-complex="18pt"/>
    </style:style>
    <style:style style:name="T9" style:parent-style-name="DefaultParagraphFont" style:family="text">
      <style:text-properties style:font-name="Verdana" fo:font-size="18pt" style:font-size-asian="18pt" style:font-size-complex="18pt"/>
    </style:style>
    <style:style style:name="T10" style:parent-style-name="DefaultParagraphFont" style:family="text">
      <style:text-properties style:font-name="Verdana" fo:font-size="18pt" style:font-size-asian="18pt" style:font-size-complex="18pt"/>
    </style:style>
    <style:style style:name="P11" style:parent-style-name="Standard" style:family="paragraph">
      <style:text-properties style:font-name="Verdana" fo:font-size="18pt" style:font-size-asian="18pt" style:font-size-complex="18pt"/>
    </style:style>
    <style:style style:name="P12" style:parent-style-name="Standard" style:family="paragraph">
      <style:text-properties style:font-name="Verdana" fo:font-size="18pt" style:font-size-asian="18pt" style:font-size-complex="18pt"/>
    </style:style>
    <style:style style:name="P13" style:parent-style-name="Standard" style:family="paragraph">
      <style:text-properties style:font-name="Verdana" fo:font-size="18pt" style:font-size-asian="18pt" style:font-size-complex="18pt"/>
    </style:style>
    <style:style style:name="P14" style:parent-style-name="Standard" style:family="paragraph">
      <style:text-properties style:font-name="Verdana" fo:font-size="18pt" style:font-size-asian="18pt" style:font-size-complex="18pt"/>
    </style:style>
    <style:style style:name="P15" style:parent-style-name="Standard" style:family="paragraph">
      <style:text-properties style:font-name="Verdana" fo:font-size="18pt" style:font-size-asian="18pt" style:font-size-complex="18pt"/>
    </style:style>
    <style:style style:name="P16" style:parent-style-name="Standard" style:family="paragraph">
      <style:text-properties style:font-name="Verdana" fo:font-size="18pt" style:font-size-asian="18pt" style:font-size-complex="18pt"/>
    </style:style>
    <style:style style:name="P17" style:parent-style-name="Standard" style:family="paragraph">
      <style:text-properties style:font-name="Verdana" fo:font-size="18pt" style:font-size-asian="18pt" style:font-size-complex="18pt"/>
    </style:style>
    <style:style style:name="P18" style:parent-style-name="Standard" style:family="paragraph">
      <style:text-properties style:font-name="Verdana" fo:font-weight="bold" style:font-weight-asian="bold" style:font-weight-complex="bold" fo:font-size="18pt" style:font-size-asian="18pt" style:font-size-complex="18pt"/>
    </style:style>
    <style:style style:name="P19" style:parent-style-name="Standard" style:family="paragraph">
      <style:text-properties style:font-name="Verdana" fo:font-size="18pt" style:font-size-asian="18pt" style:font-size-complex="18pt"/>
    </style:style>
    <style:style style:name="P20" style:parent-style-name="Standard" style:family="paragraph">
      <style:text-properties style:font-name="Verdana" fo:font-size="18pt" style:font-size-asian="18pt" style:font-size-complex="18pt"/>
    </style:style>
    <style:style style:name="P21" style:parent-style-name="Standard" style:family="paragraph">
      <style:text-properties style:font-name="Verdana" fo:font-size="18pt" style:font-size-asian="18pt" style:font-size-complex="18pt"/>
    </style:style>
    <style:style style:name="P22" style:parent-style-name="Standard" style:family="paragraph">
      <style:text-properties style:font-name="Verdana" fo:font-size="18pt" style:font-size-asian="18pt" style:font-size-complex="18pt"/>
    </style:style>
    <style:style style:name="P23" style:parent-style-name="Standard" style:family="paragraph">
      <style:text-properties style:font-name="Verdana" fo:font-size="18pt" style:font-size-asian="18pt" style:font-size-complex="18pt"/>
    </style:style>
    <style:style style:name="P24" style:parent-style-name="Standard" style:family="paragraph">
      <style:text-properties style:font-name="Verdana" fo:font-size="18pt" style:font-size-asian="18pt" style:font-size-complex="18pt"/>
    </style:style>
    <style:style style:name="P25" style:parent-style-name="Standard" style:family="paragraph">
      <style:text-properties style:font-name="Verdana" fo:font-size="18pt" style:font-size-asian="18pt" style:font-size-complex="18pt"/>
    </style:style>
    <style:style style:name="P26" style:parent-style-name="Standard" style:family="paragraph">
      <style:text-properties style:font-name="Verdana" fo:font-size="18pt" style:font-size-asian="18pt" style:font-size-complex="18pt"/>
    </style:style>
    <style:style style:name="P27" style:parent-style-name="Standard" style:family="paragraph">
      <style:text-properties style:font-name="Verdana" fo:font-size="18pt" style:font-size-asian="18pt" style:font-size-complex="18pt"/>
    </style:style>
    <style:style style:name="P28" style:parent-style-name="Standard" style:family="paragraph">
      <style:text-properties style:font-name="Verdana" fo:font-size="18pt" style:font-size-asian="18pt" style:font-size-complex="18pt"/>
    </style:style>
    <style:style style:name="P29" style:parent-style-name="Standard" style:family="paragraph">
      <style:text-properties style:font-name="Verdana" fo:font-size="18pt" style:font-size-asian="18pt" style:font-size-complex="18pt"/>
    </style:style>
    <style:style style:name="P30" style:parent-style-name="Standard" style:family="paragraph">
      <style:text-properties style:font-name="Verdana" fo:font-size="18pt" style:font-size-asian="18pt" style:font-size-complex="18pt"/>
    </style:style>
    <style:style style:name="P31" style:parent-style-name="Standard" style:family="paragraph">
      <style:text-properties style:font-name="Verdana" fo:font-size="18pt" style:font-size-asian="18pt" style:font-size-complex="18pt"/>
    </style:style>
    <style:style style:name="P32" style:parent-style-name="Standard" style:family="paragraph">
      <style:text-properties style:font-name="Verdana" fo:font-size="18pt" style:font-size-asian="18pt" style:font-size-complex="18pt"/>
    </style:style>
    <style:style style:name="P33" style:parent-style-name="Standard" style:family="paragraph">
      <style:text-properties style:font-name="Verdana" fo:font-size="18pt" style:font-size-asian="18pt" style:font-size-complex="18pt"/>
    </style:style>
    <style:style style:name="P34" style:parent-style-name="Standard" style:family="paragraph">
      <style:text-properties style:font-name="Verdana" fo:font-size="18pt" style:font-size-asian="18pt" style:font-size-complex="18pt"/>
    </style:style>
    <style:style style:name="P35" style:parent-style-name="Standard" style:family="paragraph">
      <style:text-properties style:font-name="Verdana" fo:font-size="18pt" style:font-size-asian="18pt" style:font-size-complex="18pt"/>
    </style:style>
    <style:style style:name="P36" style:parent-style-name="Standard" style:family="paragraph">
      <style:text-properties style:font-name="Verdana" fo:font-size="18pt" style:font-size-asian="18pt" style:font-size-complex="18pt"/>
    </style:style>
    <style:style style:name="P37" style:parent-style-name="Standard" style:family="paragraph">
      <style:text-properties style:font-name="Verdana" fo:font-size="18pt" style:font-size-asian="18pt" style:font-size-complex="18pt"/>
    </style:style>
    <style:style style:name="P38" style:parent-style-name="Standard" style:family="paragraph">
      <style:text-properties style:font-name="Verdana" fo:font-size="18pt" style:font-size-asian="18pt" style:font-size-complex="18pt"/>
    </style:style>
    <style:style style:name="P39" style:parent-style-name="Standard" style:family="paragraph">
      <style:text-properties style:font-name="Verdana" fo:font-size="18pt" style:font-size-asian="18pt" style:font-size-complex="18pt"/>
    </style:style>
    <style:style style:name="T40" style:parent-style-name="DefaultParagraphFont" style:family="text">
      <style:text-properties style:font-name="Verdana" fo:font-size="18pt" style:font-size-asian="18pt" style:font-size-complex="18pt"/>
    </style:style>
    <style:style style:name="T41" style:parent-style-name="DefaultParagraphFont" style:family="text">
      <style:text-properties style:font-name="Verdana" fo:font-size="18pt" style:font-size-asian="18pt" style:font-size-complex="18pt"/>
    </style:style>
    <style:style style:name="T42" style:parent-style-name="DefaultParagraphFont" style:family="text">
      <style:text-properties style:font-name="Verdana" fo:font-size="18pt" style:font-size-asian="18pt" style:font-size-complex="18pt" style:text-underline-type="single" style:text-underline-style="solid" style:text-underline-width="auto" style:text-underline-mode="continuous"/>
    </style:style>
    <style:style style:name="T43" style:parent-style-name="DefaultParagraphFont" style:family="text">
      <style:text-properties style:font-name="Verdana" fo:font-size="18pt" style:font-size-asian="18pt" style:font-size-complex="18pt"/>
    </style:style>
    <style:style style:name="T44" style:parent-style-name="DefaultParagraphFont" style:family="text">
      <style:text-properties style:font-name="Verdana" fo:font-size="18pt" style:font-size-asian="18pt" style:font-size-complex="18pt"/>
    </style:style>
    <style:style style:name="T45" style:parent-style-name="DefaultParagraphFont" style:family="text">
      <style:text-properties style:font-name="Verdana" fo:font-size="18pt" style:font-size-asian="18pt" style:font-size-complex="18pt"/>
    </style:style>
    <style:style style:name="P46" style:parent-style-name="Standard" style:family="paragraph">
      <style:text-properties style:font-name="Verdana" fo:font-size="18pt" style:font-size-asian="18pt" style:font-size-complex="18pt"/>
    </style:style>
    <style:style style:name="T47" style:parent-style-name="DefaultParagraphFont" style:family="text">
      <style:text-properties style:font-name="Verdana" fo:font-size="18pt" style:font-size-asian="18pt" style:font-size-complex="18pt"/>
    </style:style>
    <style:style style:name="T48" style:parent-style-name="DefaultParagraphFont" style:family="text">
      <style:text-properties style:font-name="Verdana" fo:font-size="18pt" style:font-size-asian="18pt" style:font-size-complex="18pt"/>
    </style:style>
    <style:style style:name="P49" style:parent-style-name="Standard" style:family="paragraph">
      <style:text-properties style:font-name="Verdana" fo:font-size="18pt" style:font-size-asian="18pt" style:font-size-complex="18pt"/>
    </style:style>
    <style:style style:name="P50" style:parent-style-name="Standard" style:family="paragraph">
      <style:text-properties style:font-name="Verdana" fo:font-size="18pt" style:font-size-asian="18pt" style:font-size-complex="18pt"/>
    </style:style>
    <style:style style:name="P51" style:parent-style-name="Standard" style:family="paragraph">
      <style:text-properties style:font-name="Verdana" fo:font-size="18pt" style:font-size-asian="18pt" style:font-size-complex="18pt"/>
    </style:style>
    <style:style style:name="P52" style:parent-style-name="Standard" style:family="paragraph">
      <style:text-properties style:font-name="Verdana" fo:font-size="18pt" style:font-size-asian="18pt" style:font-size-complex="18pt"/>
    </style:style>
  </office:automatic-styles>
  <office:body>
    <office:text text:use-soft-page-breaks="true">
      <text:p text:style-name="P1">BOOK ONE CHAPTER FIVE</text:p>
      <text:p text:style-name="P2"/>
      <text:p text:style-name="P3">History of the US</text:p>
      <text:p text:style-name="P4"/>
      <text:p text:style-name="P5">The history of the United States is related to the history of corporations. <text:s/>The first corporation was the Virginia Company.</text:p>
      <text:p text:style-name="P6"/>
      <text:p text:style-name="Standard"><text:span text:style-name="T7">However, according to Noam Chomsky in his book<text:s/></text:span><text:span text:style-name="T8">Class Warfare</text:span><text:span text:style-name="T9">, corporations did not attain the kind of power they have today until the late nineteenth and early twentieth century through key legal decisions made in the United States</text:span><text:span text:style-name="T10">.<text:s/></text:span></text:p>
      <text:p text:style-name="P11"/>
      <text:p text:style-name="P12">Corporations<text:s/>gave an advantage when it came to aggressively taking intellectual capital and using it to the advantage of the country as a whole. <text:s/>This is because corporations follow market rules of efficiency and are competitive with each other. <text:s/>This means that, in general, corporations are leaders when it comes to progressivism and professionalism (the two identifiers of whether a country can make good use of intellectual capital). <text:s/></text:p>
      <text:p text:style-name="P13"/>
      <text:p text:style-name="P14">Why was the United States able to develop rapidly at all, as opposed to the countries of Latin America? <text:s/>The are many items of comparison between Latin America and the US and Canada, but reason may be a view towards long term development (professionalism and progressivism in government), and that the US was well positioned to use intellectual capital due to its<text:s/><text:soft-page-break/>cultural proximity to England, which allowed a cultural exchange between the two countries to happen rapidly. <text:s/>In fact, the US had completely depended on Europe for its intellectual capital before the Nineteenth Century.</text:p>
      <text:p text:style-name="P15"/>
      <text:p text:style-name="P16">Like England, which was ready for the flood of immigrants towards its principal cities from the countryside, the US was well positioned to take advantage of the flood of immigration to the city of New York that the steamship afforded. <text:s/>New York was able to prosper because of its immigrant population, and they helped the city economically.</text:p>
      <text:p text:style-name="P17"/>
      <text:p text:style-name="P18">High Income Per Capita grows New Industries</text:p>
      <text:p text:style-name="P19"/>
      <text:p text:style-name="P20">As I mentioned in the last chapter, high income per capita does not necessarily lead to inflation. <text:s/>The volume of money in the economy<text:s/>(money supply) and the number of jobs in the economy will increase via the multiplier effect. <text:s/>A rich person living in a city can expect to be able to pay for all his services via specialists who are not part of his household as different economic niches serve the millions of people in the city.</text:p>
      <text:p text:style-name="P21"/>
      <text:p text:style-name="P22">Once all the economic niches in a city have become filled, a way to get into business is to start a “start up” that provides some utility to everyone. <text:s/>The best example of this is the ice industry, an industry that<text:s/>predated the electric industry. <text:s/></text:p>
      <text:p text:style-name="P23"/>
      <text:p text:style-name="P24">The use of ice was known, and rich people had ice houses which preserved ice into the summer and was used to cool drinks. <text:s/>However, once the ice industry got started, and ice became available in high qualities to everyone who was willing to pay for it, the utility provided to society was not just the utility of being able to enjoy a refreshing drink, but expanded into an economic benefit. <text:s/>Butchers and fishermen were particularly keen on adopting the technology because it<text:s/>translated into less waste and more profits. <text:s/>The efficiency of refrigeration has been adopted around the whole world.</text:p>
      <text:p text:style-name="P25"/>
      <text:p text:style-name="P26">However, who thought of creating this industry in the first place? <text:s/>It was a guy who was willing to break the rules of tradition, who started shipping ice all around the Caribbian and into South America. <text:s text:c="3"/></text:p>
      <text:p text:style-name="P27"/>
      <text:p text:style-name="P28">??? started out on his farm. <text:s/>He was trying to figure out what his land was good for. <text:s/>Finally he went down to the lake and started chopping ice into blocks. <text:s/>Haven't other countries<text:s/>developed ice industries like in the movie Frozen? <text:s/>Maybe, but he developed efficiencies of scale that the infrastructure allowed him to prosper. <text:s/>Thus, his ability to succeed was based on the forward thinking and progressive government's development of infrastructure.</text:p>
      <text:p text:style-name="P29"/>
      <text:p text:style-name="P30">As we know from the “Walmart Principle”, higher efficiencies lead directly to more total income<text:s/><text:soft-page-break/>(revenues – expenses). <text:s/>This meant that income per capita and wealth both rose within the city of New York. <text:s/>The economic equivalent <text:s/>on the scale of a nation state is to directly increase the GDP of the nation state.</text:p>
      <text:p text:style-name="P31"/>
      <text:p text:style-name="P32">Many industries in the United States are dominated by the consumer market. <text:s/>As we know, the US has the distinction of being the largest consumer market in the world. <text:s/>( The US also<text:s/>has the distinction of being the breadbasket of the world. <text:s/>Farming companies have even expanded into Mexico.)</text:p>
      <text:p text:style-name="P33"/>
      <text:p text:style-name="P34">New niches and industries have developed. <text:s/>The battle of Westinghouse and Edison to electrify the city of New York, is one such industry. <text:s/>The US was able to take the intellectual capital which was developed in Europe and <text:s/>create a “Start Up Industry”.</text:p>
      <text:p text:style-name="P35"/>
      <text:p text:style-name="P36">Electrification, which happened rapidly all over the US, came to signify economic progress. <text:s/>The consumer market for electrical goods quickly grew. <text:s/>The US consumers have been infatuated with tech ever since. <text:s/>This has led to economic growth in two ways: first, the energy sector has developed out of thin air to become a major industry as electricity has become commoditized; second, the consumer market for electric goods has created jobs out of thin air. <text:s/>The jobs that were created from the money flowing into these industries were high paying jobs, such as electrical engineers and developers. <text:s/>Asian countries,<text:s/><text:soft-page-break/>which were able to make inroads into the<text:s/>worldwide market of consumer goods after World War II, saw consumer goods manufacturing in their countries increase due to their culture of perfectionism. <text:s/>Consequently, one can surmise that this industry leads to economic growth, growth in income per capita, and growth in the value of a countries currency relative to other currencies. <text:s text:c="3"/></text:p>
      <text:p text:style-name="P37"/>
      <text:p text:style-name="P38">One can also use electrification (percent of a country connected to an electrical source) as a benchmark of development for developing countries. <text:s/>Electricity lets citizens of these countries rely less on natural capital to heat, cool or pump. <text:s/>Units of electricity are fed into electrical devices and provide the utility that people need in order to heat their houses, cool their food, and pump their water. <text:s/>Less natural capital is drained, which also improves GDP according to modern measurements of GDP which take into account stocks of natural capital.</text:p>
      <text:p text:style-name="P39"/>
      <text:p text:style-name="Standard"><text:span text:style-name="T40">The problem that these developing countries have right now is that their economy has not become as commoditized, and peopl</text:span><text:span text:style-name="T41">e depend almost completely on<text:s/></text:span><text:span text:style-name="T42">their own</text:span><text:span text:style-name="T43"><text:s/>natural capital. <text:s/>This means that the poorest of the poor are completely dependent on whatever subsistence they can get from their land. <text:s/>A good example is Madagascar, the least developed country in the world. <text:s/>There</text:span><text:span text:style-name="T44"><text:s/>are very few jobs in Madagascar, and no one outside of the main city is connected to the electrical grid. <text:s/>It would simply not<text:s/></text:span><text:soft-page-break/><text:span text:style-name="T45">pay for the electric company to send electric lines out to them, because these poor people cannot pay for their electricity use.</text:span></text:p>
      <text:p text:style-name="P46"/>
      <text:p text:style-name="Standard"><text:span text:style-name="T47">Meanwhile in the US, the high status as tech has been able to drive technology forward. <text:s/>The Space Race solidified the relationship between being high technical and being high status, and the electrical consumer market has continued to attain new benchma</text:span><text:span text:style-name="T48">rks of efficiency or utility, evolving from cathode ray tubes to transistors. <text:s text:c="3"/></text:span></text:p>
      <text:p text:style-name="P49"/>
      <text:p text:style-name="P50"/>
      <text:p text:style-name="P51"/>
      <text:p text:style-name="P5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obert B</meta:initial-creator>
    <dc:creator>Yolanda</dc:creator>
    <meta:creation-date>2017-12-11T09:18:00Z</meta:creation-date>
    <dc:date>2017-12-14T18:47:00Z</dc:date>
    <meta:template xlink:href="Normal.dotm" xlink:type="simple"/>
    <meta:editing-cycles>2</meta:editing-cycles>
    <meta:editing-duration>PT7800S</meta:editing-duration>
    <meta:document-statistic meta:page-count="6" meta:paragraph-count="14" meta:word-count="1068" meta:character-count="7144" meta:row-count="50" meta:non-whitespace-character-count="6090"/>
  </office:meta>
</office:document-meta>
</file>